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_904__958__959__948__959__962_" style:data-style-name="N0">
      <style:table-cell-properties fo:border="thin solid #3F3F3F" style:vertical-align="automatic" fo:background-color="#F2F2F2" style:repeat-content="false"/>
      <style:paragraph-properties fo:text-align="center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_917__953__963__945__947__969__947__942_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style-name="ce1"/>
          <table:table-cell office:value-type="string" table:style-name="ce4">
            <text:p>fort.pgm</text:p>
          </table:table-cell>
          <table:table-cell office:value-type="string" table:style-name="ce4">
            <text:p>planet.pgm</text:p>
          </table:table-cell>
          <table:table-cell office:value-type="string" table:style-name="ce4">
            <text:p>ship.pgm</text:p>
          </table:table-cell>
          <table:table-cell office:value-type="string" table:style-name="ce4">
            <text:p>uth.pgm</text:p>
          </table:table-cell>
          <table:table-cell office:value-type="string" table:style-name="ce4">
            <text:p>x_ray.pgm</text:p>
          </table:table-cell>
          <table:table-cell table:number-columns-repeated="3"/>
          <table:table-cell table:style-name="ce1">
            <draw:frame draw:z-index="1" draw:id="id0" draw:style-name="a0" draw:name="Γράφημα 2" svg:x="0.35937in" svg:y="0.1093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.3299422999999999E-2" table:style-name="ce3">
            <text:p>0.013299423</text:p>
          </table:table-cell>
          <table:table-cell office:value-type="float" office:value="0.26640125999999997" table:style-name="ce3">
            <text:p>0.26640126</text:p>
          </table:table-cell>
          <table:table-cell office:value-type="float" office:value="6.4703548E-2" table:style-name="ce3">
            <text:p>0.064703548</text:p>
          </table:table-cell>
          <table:table-cell office:value-type="float" office:value="9.9511679999999998E-3" table:style-name="ce3">
            <text:p>0.009951168</text:p>
          </table:table-cell>
          <table:table-cell office:value-type="float" office:value="1.6309666E-2" table:style-name="ce3">
            <text:p>0.01630966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.3336667E-2" table:style-name="ce3">
            <text:p>0.013336667</text:p>
          </table:table-cell>
          <table:table-cell office:value-type="float" office:value="0.269985064" table:style-name="ce3">
            <text:p>0.269985064</text:p>
          </table:table-cell>
          <table:table-cell office:value-type="float" office:value="6.4925434000000004E-2" table:style-name="ce3">
            <text:p>0.064925434</text:p>
          </table:table-cell>
          <table:table-cell office:value-type="float" office:value="9.9511679999999998E-3" table:style-name="ce3">
            <text:p>0.009951168</text:p>
          </table:table-cell>
          <table:table-cell office:value-type="float" office:value="1.640786E-2" table:style-name="ce3">
            <text:p>0.0164078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.3394428999999999E-2" table:style-name="ce3">
            <text:p>0.013394429</text:p>
          </table:table-cell>
          <table:table-cell office:value-type="float" office:value="0.27053437499999999" table:style-name="ce3">
            <text:p>0.270534375</text:p>
          </table:table-cell>
          <table:table-cell office:value-type="float" office:value="6.4943439000000006E-2" table:style-name="ce3">
            <text:p>0.064943439</text:p>
          </table:table-cell>
          <table:table-cell office:value-type="float" office:value="9.9862340000000001E-3" table:style-name="ce3">
            <text:p>0.009986234</text:p>
          </table:table-cell>
          <table:table-cell office:value-type="float" office:value="1.6465784000000001E-2" table:style-name="ce3">
            <text:p>0.01646578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.3410533000000001E-2" table:style-name="ce3">
            <text:p>0.013410533</text:p>
          </table:table-cell>
          <table:table-cell office:value-type="float" office:value="0.27059094700000003" table:style-name="ce3">
            <text:p>0.270590947</text:p>
          </table:table-cell>
          <table:table-cell office:value-type="float" office:value="6.4950807999999999E-2" table:style-name="ce3">
            <text:p>0.064950808</text:p>
          </table:table-cell>
          <table:table-cell office:value-type="float" office:value="1.0000886E-2" table:style-name="ce3">
            <text:p>0.010000886</text:p>
          </table:table-cell>
          <table:table-cell office:value-type="float" office:value="1.6485231999999999E-2" table:style-name="ce3">
            <text:p>0.01648523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.3423018E-2" table:style-name="ce3">
            <text:p>0.013423018</text:p>
          </table:table-cell>
          <table:table-cell office:value-type="float" office:value="0.27072612699999998" table:style-name="ce3">
            <text:p>0.270726127</text:p>
          </table:table-cell>
          <table:table-cell office:value-type="float" office:value="6.4982022E-2" table:style-name="ce3">
            <text:p>0.064982022</text:p>
          </table:table-cell>
          <table:table-cell office:value-type="float" office:value="1.0006988E-2" table:style-name="ce3">
            <text:p>0.010006988</text:p>
          </table:table-cell>
          <table:table-cell office:value-type="float" office:value="1.6518613000000001E-2" table:style-name="ce3">
            <text:p>0.01651861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.3463131E-2" table:style-name="ce3">
            <text:p>0.013463131</text:p>
          </table:table-cell>
          <table:table-cell office:value-type="float" office:value="0.27080694100000002" table:style-name="ce3">
            <text:p>0.270806941</text:p>
          </table:table-cell>
          <table:table-cell office:value-type="float" office:value="6.5096551000000002E-2" table:style-name="ce3">
            <text:p>0.065096551</text:p>
          </table:table-cell>
          <table:table-cell office:value-type="float" office:value="1.0010722E-2" table:style-name="ce3">
            <text:p>0.010010722</text:p>
          </table:table-cell>
          <table:table-cell office:value-type="float" office:value="1.6523949999999999E-2" table:style-name="ce3">
            <text:p>0.0165239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.3475564000000001E-2" table:style-name="ce3">
            <text:p>0.013475564</text:p>
          </table:table-cell>
          <table:table-cell office:value-type="float" office:value="0.27092828099999999" table:style-name="ce3">
            <text:p>0.270928281</text:p>
          </table:table-cell>
          <table:table-cell office:value-type="float" office:value="6.5428106E-2" table:style-name="ce3">
            <text:p>0.065428106</text:p>
          </table:table-cell>
          <table:table-cell office:value-type="float" office:value="1.0015764E-2" table:style-name="ce3">
            <text:p>0.010015764</text:p>
          </table:table-cell>
          <table:table-cell office:value-type="float" office:value="1.6593658000000001E-2" table:style-name="ce3">
            <text:p>0.01659365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.3581091999999999E-2" table:style-name="ce3">
            <text:p>0.013581092</text:p>
          </table:table-cell>
          <table:table-cell office:value-type="float" office:value="0.27107974499999998" table:style-name="ce3">
            <text:p>0.271079745</text:p>
          </table:table-cell>
          <table:table-cell office:value-type="float" office:value="6.5588875000000005E-2" table:style-name="ce3">
            <text:p>0.065588875</text:p>
          </table:table-cell>
          <table:table-cell office:value-type="float" office:value="1.0018637E-2" table:style-name="ce3">
            <text:p>0.010018637</text:p>
          </table:table-cell>
          <table:table-cell office:value-type="float" office:value="1.6626166000000001E-2" table:style-name="ce3">
            <text:p>0.01662616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.3642280999999999E-2" table:style-name="ce3">
            <text:p>0.013642281</text:p>
          </table:table-cell>
          <table:table-cell office:value-type="float" office:value="0.27111565999999998" table:style-name="ce3">
            <text:p>0.27111566</text:p>
          </table:table-cell>
          <table:table-cell office:value-type="float" office:value="6.5666064999999996E-2" table:style-name="ce3">
            <text:p>0.065666065</text:p>
          </table:table-cell>
          <table:table-cell office:value-type="float" office:value="1.0020325E-2" table:style-name="ce3">
            <text:p>0.010020325</text:p>
          </table:table-cell>
          <table:table-cell office:value-type="float" office:value="1.6630335E-2" table:style-name="ce3">
            <text:p>0.01663033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.3675588000000001E-2" table:style-name="ce3">
            <text:p>0.013675588</text:p>
          </table:table-cell>
          <table:table-cell office:value-type="float" office:value="0.27151789900000001" table:style-name="ce3">
            <text:p>0.271517899</text:p>
          </table:table-cell>
          <table:table-cell office:value-type="float" office:value="6.5692885000000006E-2" table:style-name="ce3">
            <text:p>0.065692885</text:p>
          </table:table-cell>
          <table:table-cell office:value-type="float" office:value="1.0102577E-2" table:style-name="ce3">
            <text:p>0.010102577</text:p>
          </table:table-cell>
          <table:table-cell office:value-type="float" office:value="1.6638278999999999E-2" table:style-name="ce3">
            <text:p>0.01663827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vg time</text:p>
          </table:table-cell>
          <table:table-cell office:value-type="float" office:value="1.34701726E-2" table:formula="of:=AVERAGE([.B2:.B11])" table:style-name="ce3">
            <text:p>0.013470173</text:p>
          </table:table-cell>
          <table:table-cell office:value-type="float" office:value="0.27036862989999999" table:formula="of:=AVERAGE([.C2:.C11])" table:style-name="ce3">
            <text:p>0.27036863</text:p>
          </table:table-cell>
          <table:table-cell office:value-type="float" office:value="6.5197773300000011E-2" table:formula="of:=AVERAGE([.D2:.D11])" table:style-name="ce3">
            <text:p>0.065197773</text:p>
          </table:table-cell>
          <table:table-cell office:value-type="float" office:value="1.00064469E-2" table:formula="of:=AVERAGE([.E2:.E11])" table:style-name="ce3">
            <text:p>0.010006447</text:p>
          </table:table-cell>
          <table:table-cell office:value-type="float" office:value="1.65199543E-2" table:formula="of:=AVERAGE([.F2:.F11])" table:style-name="ce3">
            <text:p>0.01651995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tdev</text:p>
          </table:table-cell>
          <table:table-cell office:value-type="float" office:value="1.2591675150687637E-4" table:formula="of:=STDEV([.B$2:.B$11])" table:style-name="ce3">
            <text:p>0.000125917</text:p>
          </table:table-cell>
          <table:table-cell office:value-type="float" office:value="1.4522676262692343E-3" table:formula="of:=STDEV([.C$2:.C$11])" table:style-name="ce3">
            <text:p>0.001452268</text:p>
          </table:table-cell>
          <table:table-cell office:value-type="float" office:value="3.6076248245319115E-4" table:formula="of:=STDEV([.D$2:.D$11])" table:style-name="ce3">
            <text:p>0.000360762</text:p>
          </table:table-cell>
          <table:table-cell office:value-type="float" office:value="4.2476885807198443E-5" table:formula="of:=STDEV([.E$2:.E$11])" table:style-name="ce3">
            <text:p>4.24769E-05</text:p>
          </table:table-cell>
          <table:table-cell office:value-type="float" office:value="1.0741504115972039E-4" table:formula="of:=STDEV([.F$2:.F$11])" table:style-name="ce3">
            <text:p>0.000107415</text:p>
          </table:table-cell>
          <table:table-cell table:number-columns-repeated="16378"/>
        </table:table-row>
        <table:table-row table:number-rows-repeated="2" table:style-name="ro2">
          <table:table-cell table:number-columns-repeated="6" table:style-name="ce2"/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fort.pgm</text:p>
          </table:table-cell>
          <table:table-cell office:value-type="string" table:style-name="ce4">
            <text:p>planet.pgm</text:p>
          </table:table-cell>
          <table:table-cell office:value-type="string" table:style-name="ce4">
            <text:p>ship.pgm</text:p>
          </table:table-cell>
          <table:table-cell office:value-type="string" table:style-name="ce4">
            <text:p>uth.pgm</text:p>
          </table:table-cell>
          <table:table-cell office:value-type="string" table:style-name="ce4">
            <text:p>x_ray.pgm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5.7462400000000003E-4" table:style-name="ce3">
            <text:p>0.000574624</text:p>
          </table:table-cell>
          <table:table-cell office:value-type="float" office:value="6.5196482000000004E-3" table:style-name="ce3">
            <text:p>0.006519648</text:p>
          </table:table-cell>
          <table:table-cell office:value-type="float" office:value="2.7429759999999998E-3" table:style-name="ce3">
            <text:p>0.002742976</text:p>
          </table:table-cell>
          <table:table-cell office:value-type="float" office:value="5.5452799999999999E-4" table:style-name="ce3">
            <text:p>0.000554528</text:p>
          </table:table-cell>
          <table:table-cell office:value-type="float" office:value="4.9427200000000003E-4" table:style-name="ce3">
            <text:p>0.000494272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5.7516800000000003E-4" table:style-name="ce3">
            <text:p>0.000575168</text:p>
          </table:table-cell>
          <table:table-cell office:value-type="float" office:value="7.2804159E-3" table:style-name="ce3">
            <text:p>0.007280416</text:p>
          </table:table-cell>
          <table:table-cell office:value-type="float" office:value="2.752736E-3" table:style-name="ce3">
            <text:p>0.002752736</text:p>
          </table:table-cell>
          <table:table-cell office:value-type="float" office:value="5.5523200000000001E-4" table:style-name="ce3">
            <text:p>0.000555232</text:p>
          </table:table-cell>
          <table:table-cell office:value-type="float" office:value="4.9433599999999995E-4" table:style-name="ce3">
            <text:p>0.000494336</text:p>
          </table:table-cell>
          <table:table-cell table:number-columns-repeated="3"/>
          <table:table-cell table:style-name="ce1">
            <draw:frame draw:z-index="2" draw:id="id1" draw:style-name="a1" draw:name="Γράφημα 4" svg:x="0.33854in" svg:y="0.078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5.7801599999999999E-4" table:style-name="ce3">
            <text:p>0.000578016</text:p>
          </table:table-cell>
          <table:table-cell office:value-type="float" office:value="7.289472E-3" table:style-name="ce3">
            <text:p>0.007289472</text:p>
          </table:table-cell>
          <table:table-cell office:value-type="float" office:value="2.7556801E-3" table:style-name="ce3">
            <text:p>0.00275568</text:p>
          </table:table-cell>
          <table:table-cell office:value-type="float" office:value="5.5635199999999998E-4" table:style-name="ce3">
            <text:p>0.000556352</text:p>
          </table:table-cell>
          <table:table-cell office:value-type="float" office:value="4.9584E-4" table:style-name="ce3">
            <text:p>0.00049584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5.7820799999999998E-4" table:style-name="ce3">
            <text:p>0.000578208</text:p>
          </table:table-cell>
          <table:table-cell office:value-type="float" office:value="7.3335361999999999E-3" table:style-name="ce3">
            <text:p>0.007333536</text:p>
          </table:table-cell>
          <table:table-cell office:value-type="float" office:value="2.7674241000000001E-3" table:style-name="ce3">
            <text:p>0.002767424</text:p>
          </table:table-cell>
          <table:table-cell office:value-type="float" office:value="5.5657600000000003E-4" table:style-name="ce3">
            <text:p>0.000556576</text:p>
          </table:table-cell>
          <table:table-cell office:value-type="float" office:value="4.9631999999999996E-4" table:style-name="ce3">
            <text:p>0.00049632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5.7824000000000005E-4" table:style-name="ce3">
            <text:p>0.00057824</text:p>
          </table:table-cell>
          <table:table-cell office:value-type="float" office:value="7.3360958999999998E-3" table:style-name="ce3">
            <text:p>0.007336096</text:p>
          </table:table-cell>
          <table:table-cell office:value-type="float" office:value="2.7721282000000001E-3" table:style-name="ce3">
            <text:p>0.002772128</text:p>
          </table:table-cell>
          <table:table-cell office:value-type="float" office:value="5.5696000000000001E-4" table:style-name="ce3">
            <text:p>0.00055696</text:p>
          </table:table-cell>
          <table:table-cell office:value-type="float" office:value="4.9689600000000003E-4" table:style-name="ce3">
            <text:p>0.000496896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5.7996800000000004E-4" table:style-name="ce3">
            <text:p>0.000579968</text:p>
          </table:table-cell>
          <table:table-cell office:value-type="float" office:value="7.3728318999999997E-3" table:style-name="ce3">
            <text:p>0.007372832</text:p>
          </table:table-cell>
          <table:table-cell office:value-type="float" office:value="2.7742718999999999E-3" table:style-name="ce3">
            <text:p>0.002774272</text:p>
          </table:table-cell>
          <table:table-cell office:value-type="float" office:value="5.5926399999999996E-4" table:style-name="ce3">
            <text:p>0.000559264</text:p>
          </table:table-cell>
          <table:table-cell office:value-type="float" office:value="4.9814399999999995E-4" table:style-name="ce3">
            <text:p>0.000498144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5.8140799999999995E-4" table:style-name="ce3">
            <text:p>0.000581408</text:p>
          </table:table-cell>
          <table:table-cell office:value-type="float" office:value="7.3752640999999999E-3" table:style-name="ce3">
            <text:p>0.007375264</text:p>
          </table:table-cell>
          <table:table-cell office:value-type="float" office:value="2.7806078999999999E-3" table:style-name="ce3">
            <text:p>0.002780608</text:p>
          </table:table-cell>
          <table:table-cell office:value-type="float" office:value="5.5942399999999999E-4" table:style-name="ce3">
            <text:p>0.000559424</text:p>
          </table:table-cell>
          <table:table-cell office:value-type="float" office:value="4.9817600000000002E-4" table:style-name="ce3">
            <text:p>0.000498176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5.8220799999999997E-4" table:style-name="ce3">
            <text:p>0.000582208</text:p>
          </table:table-cell>
          <table:table-cell office:value-type="float" office:value="7.3774080000000002E-3" table:style-name="ce3">
            <text:p>0.007377408</text:p>
          </table:table-cell>
          <table:table-cell office:value-type="float" office:value="2.7912321999999999E-3" table:style-name="ce3">
            <text:p>0.002791232</text:p>
          </table:table-cell>
          <table:table-cell office:value-type="float" office:value="5.5996799999999999E-4" table:style-name="ce3">
            <text:p>0.000559968</text:p>
          </table:table-cell>
          <table:table-cell office:value-type="float" office:value="4.9830399999999998E-4" table:style-name="ce3">
            <text:p>0.000498304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5.8518399999999999E-4" table:style-name="ce3">
            <text:p>0.000585184</text:p>
          </table:table-cell>
          <table:table-cell office:value-type="float" office:value="7.3866560000000001E-3" table:style-name="ce3">
            <text:p>0.007386656</text:p>
          </table:table-cell>
          <table:table-cell office:value-type="float" office:value="2.7955200000000001E-3" table:style-name="ce3">
            <text:p>0.00279552</text:p>
          </table:table-cell>
          <table:table-cell office:value-type="float" office:value="5.6025599999999997E-4" table:style-name="ce3">
            <text:p>0.000560256</text:p>
          </table:table-cell>
          <table:table-cell office:value-type="float" office:value="4.9913599999999996E-4" table:style-name="ce3">
            <text:p>0.000499136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5.87712E-4" table:style-name="ce3">
            <text:p>0.000587712</text:p>
          </table:table-cell>
          <table:table-cell office:value-type="float" office:value="7.4556479E-3" table:style-name="ce3">
            <text:p>0.007455648</text:p>
          </table:table-cell>
          <table:table-cell office:value-type="float" office:value="2.8137599999999998E-3" table:style-name="ce3">
            <text:p>0.00281376</text:p>
          </table:table-cell>
          <table:table-cell office:value-type="float" office:value="5.6096E-4" table:style-name="ce3">
            <text:p>0.00056096</text:p>
          </table:table-cell>
          <table:table-cell office:value-type="float" office:value="4.99552E-4" table:style-name="ce3">
            <text:p>0.00049955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vg time</text:p>
          </table:table-cell>
          <table:table-cell office:value-type="float" office:value="5.8007359999999995E-4" table:formula="of:=AVERAGE([.B17:.B26])" table:style-name="ce3">
            <text:p>0.000580074</text:p>
          </table:table-cell>
          <table:table-cell office:value-type="float" office:value="7.2726976100000009E-3" table:formula="of:=AVERAGE([.C17:.C26])" table:style-name="ce3">
            <text:p>0.007272698</text:p>
          </table:table-cell>
          <table:table-cell office:value-type="float" office:value="2.7746336399999995E-3" table:formula="of:=AVERAGE([.D17:.D26])" table:style-name="ce3">
            <text:p>0.002774634</text:p>
          </table:table-cell>
          <table:table-cell office:value-type="float" office:value="5.5795200000000001E-4" table:formula="of:=AVERAGE([.E17:.E26])" table:style-name="ce3">
            <text:p>0.000557952</text:p>
          </table:table-cell>
          <table:table-cell office:value-type="float" office:value="4.9709760000000004E-4" table:formula="of:=AVERAGE([.F17:.F26])" table:style-name="ce3">
            <text:p>0.00049709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tdev</text:p>
          </table:table-cell>
          <table:table-cell office:value-type="float" office:value="4.1586336217560533E-6" table:formula="of:=STDEV([.B$17:.B$26])" table:style-name="ce3">
            <text:p>4.15863E-06</text:p>
          </table:table-cell>
          <table:table-cell office:value-type="float" office:value="2.6938477091554967E-4" table:formula="of:=STDEV([.C$17:.C$26])" table:style-name="ce3">
            <text:p>0.000269385</text:p>
          </table:table-cell>
          <table:table-cell office:value-type="float" office:value="2.1544917153663446E-5" table:formula="of:=STDEV([.D$17:.D$26])" table:style-name="ce3">
            <text:p>2.15449E-05</text:p>
          </table:table-cell>
          <table:table-cell office:value-type="float" office:value="2.2820185995930994E-6" table:formula="of:=STDEV([.E$17:.E$26])" table:style-name="ce3">
            <text:p>2.28202E-06</text:p>
          </table:table-cell>
          <table:table-cell office:value-type="float" office:value="1.8776393689950129E-6" table:formula="of:=STDEV([.F$17:.F$26])" table:style-name="ce3">
            <text:p>1.87764E-06</text:p>
          </table:table-cell>
          <table:table-cell table:number-columns-repeated="16378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number-columns-repeated="7"/>
          <table:table-cell table:style-name="ce1">
            <draw:frame draw:z-index="3" draw:id="id2" draw:style-name="a2" draw:name="Γράφημα 5" svg:x="0.15625in" svg:y="0.08333in" svg:width="6.5in" svg:height="3.8402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database-ranges>
        <table:database-range table:target-range-address="Sheet1.F17:Sheet1.F28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_917__953__963__945__947__969__947__942_" style:display-name="Εισαγωγή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_904__958__959__948__959__962_" style:display-name="Έξοδος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Achilleas</dc:creator>
    <meta:creation-date>2022-12-17T15:26:30Z</meta:creation-date>
    <dc:date>2022-12-18T18:27:31Z</dc:date>
    <meta:editing-cycles>2</meta:editing-cycles>
    <meta:editing-duration>PT102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tdev cpu</text:p>
        </chart:title>
        <chart:plot-area chart:style-name="Plt0">
          <chart:axis chart:dimension="x" chart:name="primary-x" chart:style-name="Axs0">
            <chart:categories table:cell-range-address="Sheet1.$B$1:.$F$1"/>
          </chart:axis>
          <chart:axis chart:dimension="y" chart:name="primary-y" chart:style-name="Axs1">
            <chart:grid chart:class="major" chart:style-name="GMa1"/>
          </chart:axis>
          <chart:series chart:values-cell-range-address="Sheet1.$B$13:.$F$13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tdev gpu</text:p>
        </chart:title>
        <chart:plot-area chart:style-name="Plt0">
          <chart:axis chart:dimension="x" chart:name="primary-x" chart:style-name="Axs0">
            <chart:categories table:cell-range-address="Sheet1.$B$16:.$F$16"/>
          </chart:axis>
          <chart:axis chart:dimension="y" chart:name="primary-y" chart:style-name="Axs1">
            <chart:grid chart:class="major" chart:style-name="GMa1"/>
          </chart:axis>
          <chart:series chart:values-cell-range-address="Sheet1.$B$28:.$F$2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gradient" draw:fill-gradient-name="a4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6.5pt" svg:width="468.0pt" chart:style-name="Crt0">
        <chart:title chart:style-name="CT00">
          <text:p text:style-name="a0" text:class-names="" text:cond-style-name="">Χρόνος εκτέλεσης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1:.$E$1"/>
          </chart:axis>
          <chart:axis chart:dimension="y" chart:name="primary-y" chart:style-name="Axs1">
            <chart:grid chart:class="major" chart:style-name="GMa1"/>
          </chart:axis>
          <chart:series chart:values-cell-range-address="Sheet1.$A$12:.$E$12" chart:class="chart:bar" chart:attached-axis="primary-y" chart:style-name="G0S0">
            <chart:data-label chart:style-name="DL00"/>
            <chart:data-point chart:repeated="5"/>
          </chart:series>
          <chart:series chart:values-cell-range-address="Sheet1.$A$26:.$E$2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6083cb" draw:end-color="#3e70ca" draw:start-intensity="100%" draw:end-intensity="100%"/>
    <draw:gradient draw:name="a4" draw:style="linear" draw:angle="0" draw:start-color="#f18c55" draw:end-color="#f67b28" draw:start-intensity="100%" draw:end-intensity="100%"/>
  </office:styles>
</office:document-styles>
</file>